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ś tu,</text:span><text:span text:style-name="T1"><text:line-break/></text:span><text:span text:style-name="T1">obecny w Swojej chwale</text:span><text:span text:style-name="T1"><text:line-break/></text:span><text:span text:style-name="T1">Olśniewasz </text:span><text:span text:style-name="T1">pięknem swym.</text:span><text:span text:style-name="T1"><text:line-break/></text:span><text:span text:style-name="T1">Ucisz mnie</text:span><text:span text:style-name="T1"><text:line-break/></text:span><text:span text:style-name="T1">chcę słyszeć Cię.</text:span><text:span text:style-name="T1"><text:line-break/></text:span><text:span text:style-name="T1">Sercu memu objaw się.</text:span><text:span text:style-name="T1"><text:line-break/></text:span><text:span text:style-name="T1">Obecność Twa to odpowiedź</text:span><text:span text:style-name="T1"><text:line-break/></text:span><text:span text:style-name="T1">Na pragnienie duszy m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3" draw:text-style-name="P2" draw:layer="layout" svg:width="28cm" svg:height="21.002cm" svg:x="-0.001cm" svg:y="-0.002cm" presentation:class="title" presentation:user-transformed="true">
          <draw:text-box>
            <text:p text:style-name="P1"><text:span text:style-name="T1">Chcę wielbić Cię,</text:span><text:span text:style-name="T1"><text:line-break/></text:span><text:span text:style-name="T2">ppp</text:span><text:span text:style-name="T1"><text:line-break/></text:span><text:span text:style-name="T1">swym śpiewem </text:span><text:span text:style-name="T1">chwalić Ciebie</text:span><text:span text:style-name="T1"><text:line-break/></text:span><text:span text:style-name="T2">ppp</text:span><text:span text:style-name="T1"><text:line-break/></text:span><text:span text:style-name="T1">Rozgłaszać </text:span><text:span text:style-name="T1">wielkość Twoją:</text:span><text:span text:style-name="T1"><text:line-break/></text:span><text:span text:style-name="T2">ppp</text:span><text:span text:style-name="T1"><text:line-break/></text:span><text:span text:style-name="T1">Tyś mnie uwolnił, Panie</text:span><text:span text:style-name="T1"><text:line-break/></text:span><text:span text:style-name="T2">ppp</text:span><text:span text:style-name="T1"><text:line-break/></text:span><text:span text:style-name="T1">Królestwem Swym</text:span><text:span text:style-name="T1"><text:line-break/></text:span><text:span text:style-name="T2">ppp</text:span><text:span text:style-name="T1"><text:line-break/></text:span><text:span text:style-name="T1">obdarzasz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3T22:10:42</meta:creation-date>
    <dc:creator>Rafał Talacha</dc:creator>
    <dc:date>2009-01-13T15:39:56</dc:date>
    <dc:language>pl-PL</dc:language>
    <meta:editing-cycles>5</meta:editing-cycles>
    <meta:editing-duration>PT4M4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